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797cm" svg:height="3.429cm" svg:x="0.238cm" svg:y="1cm">
          <text:p/>
        </draw:rect>
        <draw:rect draw:style-name="gr2" draw:text-style-name="P1" draw:layer="layout" svg:width="4.191cm" svg:height="2.794cm" svg:x="0.746cm" svg:y="1.317cm">
          <text:p text:style-name="P1">Image </text:p>
          <text:p text:style-name="P1">Processing</text:p>
        </draw:rect>
        <draw:rect draw:style-name="gr2" draw:text-style-name="P1" draw:layer="layout" svg:width="4.191cm" svg:height="2.794cm" svg:x="6.144cm" svg:y="1.317cm">
          <text:p text:style-name="P1">Compute</text:p>
          <text:p text:style-name="P1">Dominant</text:p>
          <text:p text:style-name="P1">Orientation</text:p>
        </draw:rect>
        <draw:line draw:style-name="gr3" draw:text-style-name="P1" draw:layer="layout" svg:x1="4.969cm" svg:y1="2.714cm" svg:x2="6.112cm" svg:y2="2.714cm">
          <text:p/>
        </draw:line>
        <draw:rect draw:style-name="gr2" draw:text-style-name="P1" draw:layer="layout" svg:width="4.191cm" svg:height="2.794cm" svg:x="11.542cm" svg:y="1.317cm">
          <text:p text:style-name="P1">Detect</text:p>
          <text:p text:style-name="P1">Crest-Line</text:p>
          <text:p text:style-name="P1">Candidates</text:p>
        </draw:rect>
        <draw:line draw:style-name="gr3" draw:text-style-name="P1" draw:layer="layout" svg:x1="10.367cm" svg:y1="2.714cm" svg:x2="11.51cm" svg:y2="2.714cm">
          <text:p/>
        </draw:line>
        <draw:rect draw:style-name="gr2" draw:text-style-name="P1" draw:layer="layout" svg:width="4.191cm" svg:height="2.159cm" svg:x="16.94cm" svg:y="1.635cm">
          <text:p text:style-name="P1">Calculate</text:p>
          <text:p text:style-name="P1">Dune Metrics</text:p>
        </draw:rect>
        <draw:line draw:style-name="gr3" draw:text-style-name="P1" draw:layer="layout" svg:x1="15.765cm" svg:y1="2.714cm" svg:x2="16.908cm" svg:y2="2.714cm">
          <text:p/>
        </draw:line>
        <draw:rect draw:style-name="gr2" draw:text-style-name="P1" draw:layer="layout" svg:width="4.191cm" svg:height="2.159cm" svg:x="22.336cm" svg:y="1.635cm">
          <text:p text:style-name="P1">Validation</text:p>
        </draw:rect>
        <draw:line draw:style-name="gr3" draw:text-style-name="P1" draw:layer="layout" svg:x1="21.163cm" svg:y1="2.714cm" svg:x2="22.306cm" svg:y2="2.714cm">
          <text:p/>
        </draw:line>
        <draw:rect draw:style-name="gr1" draw:text-style-name="P1" draw:layer="layout" svg:width="24.892cm" svg:height="8.128cm" svg:x="0.238cm" svg:y="6.588cm">
          <text:p/>
        </draw:rect>
        <draw:rect draw:style-name="gr2" draw:text-style-name="P1" draw:layer="layout" svg:width="4.191cm" svg:height="2.794cm" svg:x="1.127cm" svg:y="7.096cm">
          <text:p text:style-name="P1">Pre-process</text:p>
          <text:p text:style-name="P1">Image</text:p>
        </draw:rect>
        <draw:rect draw:style-name="gr2" draw:text-style-name="P1" draw:layer="layout" svg:width="4.191cm" svg:height="2.794cm" svg:x="6.589cm" svg:y="7.096cm">
          <text:p text:style-name="P1">Adaptive</text:p>
          <text:p text:style-name="P1">Threshold</text:p>
        </draw:rect>
        <draw:rect draw:style-name="gr2" draw:text-style-name="P1" draw:layer="layout" svg:width="4.191cm" svg:height="2.794cm" svg:x="12.049cm" svg:y="7.096cm">
          <text:p text:style-name="P1">Extract </text:p>
          <text:p text:style-name="P1">Contours</text:p>
        </draw:rect>
        <draw:rect draw:style-name="gr2" draw:text-style-name="P1" draw:layer="layout" svg:width="4.191cm" svg:height="2.794cm" svg:x="8.62cm" svg:y="11.287cm">
          <text:p text:style-name="P1">Gaussian</text:p>
          <text:p text:style-name="P1">Smoothing of</text:p>
          <text:p text:style-name="P1">Contours</text:p>
        </draw:rect>
        <draw:rect draw:style-name="gr2" draw:text-style-name="P1" draw:layer="layout" svg:width="4.191cm" svg:height="2.794cm" svg:x="14.335cm" svg:y="11.287cm">
          <text:p text:style-name="P1">Filter</text:p>
          <text:p text:style-name="P1">By Gradient</text:p>
          <text:p text:style-name="P1">Magnitudes</text:p>
        </draw:rect>
        <draw:rect draw:style-name="gr2" draw:text-style-name="P1" draw:layer="layout" svg:width="4.191cm" svg:height="2.794cm" svg:x="20.431cm" svg:y="8.493cm">
          <text:p text:style-name="P1">Ouput</text:p>
          <text:p text:style-name="P1">Crest-Lines</text:p>
        </draw:rect>
        <draw:line draw:style-name="gr3" draw:text-style-name="P1" draw:layer="layout" svg:x1="5.382cm" svg:y1="8.493cm" svg:x2="6.525cm" svg:y2="8.493cm">
          <text:p/>
        </draw:line>
        <draw:line draw:style-name="gr3" draw:text-style-name="P1" draw:layer="layout" svg:x1="10.844cm" svg:y1="8.493cm" svg:x2="11.987cm" svg:y2="8.493cm">
          <text:p/>
        </draw:line>
        <draw:line draw:style-name="gr3" draw:text-style-name="P1" draw:layer="layout" svg:x1="4.969cm" svg:y1="2.714cm" svg:x2="6.112cm" svg:y2="2.714cm">
          <text:p/>
        </draw:line>
        <draw:line draw:style-name="gr3" draw:text-style-name="P1" draw:layer="layout" svg:x1="13.065cm" svg:y1="12.684cm" svg:x2="14.208cm" svg:y2="12.684cm">
          <text:p/>
        </draw:line>
        <draw:line draw:style-name="gr3" draw:text-style-name="P1" draw:layer="layout" svg:x1="12.811cm" svg:y1="10.017cm" svg:x2="12.176cm" svg:y2="11.287cm">
          <text:p/>
        </draw:line>
        <draw:line draw:style-name="gr3" draw:text-style-name="P1" draw:layer="layout" svg:x1="18.526cm" svg:y1="11.922cm" svg:x2="20.304cm" svg:y2="10.525cm">
          <text:p/>
        </draw:line>
        <draw:rect draw:style-name="gr1" draw:text-style-name="P1" draw:layer="layout" svg:width="27.94cm" svg:height="8.128cm" svg:x="0.238cm" svg:y="15.224cm">
          <text:p/>
        </draw:rect>
        <draw:rect draw:style-name="gr2" draw:text-style-name="P1" draw:layer="layout" svg:width="4.191cm" svg:height="2.794cm" svg:x="1.016cm" svg:y="17.129cm">
          <text:p text:style-name="P1">Pre-process</text:p>
          <text:p text:style-name="P1">Image</text:p>
        </draw:rect>
        <draw:rect draw:style-name="gr2" draw:text-style-name="P1" draw:layer="layout" svg:width="4.191cm" svg:height="2.794cm" svg:x="6.461cm" svg:y="15.478cm">
          <text:p text:style-name="P1">Canny</text:p>
          <text:p text:style-name="P1">Edge</text:p>
          <text:p text:style-name="P1">Detection</text:p>
        </draw:rect>
        <draw:rect draw:style-name="gr2" draw:text-style-name="P1" draw:layer="layout" svg:width="4.191cm" svg:height="2.794cm" svg:x="6.461cm" svg:y="19.415cm">
          <text:p text:style-name="P1">Compute</text:p>
          <text:p text:style-name="P1">Dominant</text:p>
          <text:p text:style-name="P1">Orientation</text:p>
        </draw:rect>
        <draw:rect draw:style-name="gr2" draw:text-style-name="P1" draw:layer="layout" svg:width="4.191cm" svg:height="2.794cm" svg:x="12.43cm" svg:y="17.383cm">
          <text:p text:style-name="P1">Filter </text:p>
          <text:p text:style-name="P1">Edges</text:p>
        </draw:rect>
        <draw:rect draw:style-name="gr2" draw:text-style-name="P1" draw:layer="layout" svg:width="4.191cm" svg:height="2.794cm" svg:x="18.018cm" svg:y="17.383cm">
          <text:p text:style-name="P1">Dune </text:p>
          <text:p text:style-name="P1">Segment</text:p>
          <text:p text:style-name="P1">Linking</text:p>
        </draw:rect>
        <draw:line draw:style-name="gr3" draw:text-style-name="P1" draw:layer="layout" svg:x1="5.191cm" svg:y1="18.653cm" svg:x2="6.461cm" svg:y2="17.256cm">
          <text:p/>
        </draw:line>
        <draw:line draw:style-name="gr3" draw:text-style-name="P1" draw:layer="layout" svg:x1="5.191cm" svg:y1="18.907cm" svg:x2="6.461cm" svg:y2="20.558cm">
          <text:p/>
        </draw:line>
        <draw:line draw:style-name="gr3" draw:text-style-name="P1" draw:layer="layout" svg:x1="10.652cm" svg:y1="20.685cm" svg:x2="12.43cm" svg:y2="19.288cm">
          <text:p/>
        </draw:line>
        <draw:line draw:style-name="gr3" draw:text-style-name="P1" draw:layer="layout" svg:x1="10.652cm" svg:y1="17.002cm" svg:x2="12.43cm" svg:y2="18.653cm">
          <text:p/>
        </draw:line>
        <draw:line draw:style-name="gr3" draw:text-style-name="P1" draw:layer="layout" svg:x1="16.748cm" svg:y1="18.78cm" svg:x2="18.018cm" svg:y2="18.78cm">
          <text:p/>
        </draw:line>
        <draw:rect draw:style-name="gr2" draw:text-style-name="P1" draw:layer="layout" svg:width="4.191cm" svg:height="2.794cm" svg:x="23.606cm" svg:y="17.383cm">
          <text:p text:style-name="P1">Post</text:p>
          <text:p text:style-name="P1">Edge</text:p>
          <text:p text:style-name="P1">Filtering</text:p>
        </draw:rect>
        <draw:line draw:style-name="gr3" draw:text-style-name="P1" draw:layer="layout" svg:x1="22.336cm" svg:y1="18.78cm" svg:x2="23.606cm" svg:y2="18.78cm">
          <text:p/>
        </draw:line>
        <draw:rect draw:style-name="gr1" draw:text-style-name="P1" draw:layer="layout" svg:width="28.575cm" svg:height="8.128cm" svg:x="0.619cm" svg:y="24.368cm">
          <text:p/>
        </draw:rect>
        <draw:rect draw:style-name="gr2" draw:text-style-name="P1" draw:layer="layout" svg:width="4.191cm" svg:height="2.794cm" svg:x="1.27cm" svg:y="26.654cm">
          <text:p text:style-name="P1">Pre-process</text:p>
          <text:p text:style-name="P1">Image</text:p>
        </draw:rect>
        <draw:rect draw:style-name="gr2" draw:text-style-name="P1" draw:layer="layout" svg:width="4.191cm" svg:height="2.794cm" svg:x="6.715cm" svg:y="25.074cm">
          <text:p text:style-name="P1">Illumination</text:p>
          <text:p text:style-name="P1">Normalization</text:p>
        </draw:rect>
        <draw:rect draw:style-name="gr2" draw:text-style-name="P1" draw:layer="layout" svg:width="4.191cm" svg:height="2.794cm" svg:x="6.715cm" svg:y="29.003cm">
          <text:p text:style-name="P1">Compute</text:p>
          <text:p text:style-name="P1">Dominant</text:p>
          <text:p text:style-name="P1">Orientation</text:p>
        </draw:rect>
        <draw:rect draw:style-name="gr2" draw:text-style-name="P1" draw:layer="layout" svg:width="4.191cm" svg:height="2.794cm" svg:x="12.557cm" svg:y="25.074cm">
          <text:p text:style-name="P1">Watershed</text:p>
          <text:p text:style-name="P1">Transform</text:p>
        </draw:rect>
        <draw:rect draw:style-name="gr2" draw:text-style-name="P1" draw:layer="layout" svg:width="4.191cm" svg:height="2.794cm" svg:x="18.526cm" svg:y="25.074cm">
          <text:p text:style-name="P1">Extract</text:p>
          <text:p text:style-name="P1">Contours</text:p>
        </draw:rect>
        <draw:line draw:style-name="gr3" draw:text-style-name="P1" draw:layer="layout" svg:x1="5.445cm" svg:y1="28.178cm" svg:x2="6.715cm" svg:y2="26.781cm">
          <text:p/>
        </draw:line>
        <draw:line draw:style-name="gr3" draw:text-style-name="P1" draw:layer="layout" svg:x1="5.445cm" svg:y1="28.432cm" svg:x2="6.715cm" svg:y2="30.083cm">
          <text:p/>
        </draw:line>
        <draw:line draw:style-name="gr3" draw:text-style-name="P1" draw:layer="layout" svg:x1="10.906cm" svg:y1="30.4cm" svg:x2="18.272cm" svg:y2="30.4cm">
          <text:p/>
        </draw:line>
        <draw:line draw:style-name="gr3" draw:text-style-name="P1" draw:layer="layout" svg:x1="10.906cm" svg:y1="26.471cm" svg:x2="12.43cm" svg:y2="26.471cm">
          <text:p/>
        </draw:line>
        <draw:line draw:style-name="gr3" draw:text-style-name="P1" draw:layer="layout" svg:x1="16.875cm" svg:y1="26.471cm" svg:x2="18.399cm" svg:y2="26.527cm">
          <text:p/>
        </draw:line>
        <draw:rect draw:style-name="gr2" draw:text-style-name="P1" draw:layer="layout" svg:width="4.191cm" svg:height="2.794cm" svg:x="23.86cm" svg:y="26.908cm">
          <text:p text:style-name="P1">Candidate</text:p>
          <text:p text:style-name="P1">Crest-lines</text:p>
        </draw:rect>
        <draw:line draw:style-name="gr3" draw:text-style-name="P1" draw:layer="layout" svg:x1="22.59cm" svg:y1="30.337cm" svg:x2="23.86cm" svg:y2="28.432cm">
          <text:p/>
        </draw:line>
        <draw:rect draw:style-name="gr2" draw:text-style-name="P1" draw:layer="layout" svg:width="4.191cm" svg:height="2.794cm" svg:x="18.399cm" svg:y="29.003cm">
          <text:p text:style-name="P1">Filter</text:p>
          <text:p text:style-name="P1">Contours by</text:p>
          <text:p text:style-name="P1">Gradients</text:p>
        </draw:rect>
        <draw:line draw:style-name="gr3" draw:text-style-name="P1" draw:layer="layout" svg:x1="20.59cm" svg:y1="27.94cm" svg:x2="20.59cm" svg:y2="29.067cm">
          <text:p/>
        </draw:line>
      </draw:page>
      <draw:page draw:name="page2" draw:style-name="dp1" draw:master-page-name="Default">
        <draw:rect draw:style-name="gr1" draw:text-style-name="P1" draw:layer="layout" svg:width="26.797cm" svg:height="3.429cm" svg:x="0.238cm" svg:y="1cm">
          <text:p/>
        </draw:rect>
        <draw:rect draw:style-name="gr2" draw:text-style-name="P2" draw:layer="layout" svg:width="4.191cm" svg:height="2.794cm" svg:x="0.746cm" svg:y="1.317cm">
          <text:p text:style-name="P1"><text:span text:style-name="T1">Image </text:span></text:p>
          <text:p text:style-name="P1"><text:span text:style-name="T1">Processing</text:span></text:p>
        </draw:rect>
        <draw:rect draw:style-name="gr2" draw:text-style-name="P2" draw:layer="layout" svg:width="4.191cm" svg:height="2.794cm" svg:x="6.144cm" svg:y="1.317cm">
          <text:p text:style-name="P1"><text:span text:style-name="T1">Forward</text:span></text:p>
          <text:p text:style-name="P1"><text:span text:style-name="T1">DFT</text:span></text:p>
        </draw:rect>
        <draw:line draw:style-name="gr3" draw:text-style-name="P1" draw:layer="layout" svg:x1="4.969cm" svg:y1="2.714cm" svg:x2="6.112cm" svg:y2="2.714cm">
          <text:p/>
        </draw:line>
        <draw:rect draw:style-name="gr2" draw:text-style-name="P2" draw:layer="layout" svg:width="4.191cm" svg:height="2.794cm" svg:x="11.542cm" svg:y="1.317cm">
          <text:p text:style-name="P1"><text:span text:style-name="T1">HPF in</text:span></text:p>
          <text:p text:style-name="P1"><text:span text:style-name="T1">Frequency</text:span></text:p>
          <text:p text:style-name="P1"><text:span text:style-name="T1">Domain</text:span></text:p>
        </draw:rect>
        <draw:line draw:style-name="gr3" draw:text-style-name="P1" draw:layer="layout" svg:x1="10.367cm" svg:y1="2.714cm" svg:x2="11.51cm" svg:y2="2.714cm">
          <text:p/>
        </draw:line>
        <draw:line draw:style-name="gr3" draw:text-style-name="P1" draw:layer="layout" svg:x1="15.765cm" svg:y1="2.714cm" svg:x2="16.908cm" svg:y2="2.714cm">
          <text:p/>
        </draw:line>
        <draw:line draw:style-name="gr3" draw:text-style-name="P1" draw:layer="layout" svg:x1="21.163cm" svg:y1="2.714cm" svg:x2="22.306cm" svg:y2="2.714cm">
          <text:p/>
        </draw:line>
        <draw:line draw:style-name="gr3" draw:text-style-name="P1" draw:layer="layout" svg:x1="4.969cm" svg:y1="2.714cm" svg:x2="6.112cm" svg:y2="2.714cm">
          <text:p/>
        </draw:line>
        <draw:rect draw:style-name="gr2" draw:text-style-name="P2" draw:layer="layout" svg:width="4.191cm" svg:height="2.794cm" svg:x="17.002cm" svg:y="1.381cm">
          <text:p text:style-name="P1"><text:span text:style-name="T1">Inverse</text:span></text:p>
          <text:p text:style-name="P1"><text:span text:style-name="T1">DFT</text:span></text:p>
        </draw:rect>
        <draw:rect draw:style-name="gr2" draw:text-style-name="P2" draw:layer="layout" svg:width="4.191cm" svg:height="2.794cm" svg:x="22.463cm" svg:y="1.381cm">
          <text:p text:style-name="P1"><text:span text:style-name="T1">Crest-line</text:span></text:p>
          <text:p text:style-name="P1"><text:span text:style-name="T1">Detection</text:span></text:p>
        </draw:rect>
        <draw:rect draw:style-name="gr1" draw:text-style-name="P1" draw:layer="layout" svg:width="27.686cm" svg:height="8.636cm" svg:x="0.238cm" svg:y="6.842cm">
          <text:p/>
        </draw:rect>
        <draw:rect draw:style-name="gr2" draw:text-style-name="P2" draw:layer="layout" svg:width="4.191cm" svg:height="2.794cm" svg:x="0.873cm" svg:y="9.255cm">
          <text:p text:style-name="P1"><text:span text:style-name="T1">Image </text:span></text:p>
          <text:p text:style-name="P1"><text:span text:style-name="T1">Processing</text:span></text:p>
        </draw:rect>
        <draw:rect draw:style-name="gr2" draw:text-style-name="P2" draw:layer="layout" svg:width="4.191cm" svg:height="2.794cm" svg:x="6.144cm" svg:y="7.159cm">
          <text:p text:style-name="P1"><text:span text:style-name="T1">Compute</text:span></text:p>
          <text:p text:style-name="P1"><text:span text:style-name="T1">Dominant</text:span></text:p>
          <text:p text:style-name="P1"><text:span text:style-name="T1">Orientation</text:span></text:p>
        </draw:rect>
        <draw:line draw:style-name="gr3" draw:text-style-name="P1" draw:layer="layout" svg:x1="15.732cm" svg:y1="13.7cm" svg:x2="16.875cm" svg:y2="13.7cm">
          <text:p/>
        </draw:line>
        <draw:rect draw:style-name="gr2" draw:text-style-name="P2" draw:layer="layout" svg:width="4.191cm" svg:height="2.794cm" svg:x="11.542cm" svg:y="7.159cm">
          <text:p text:style-name="P1"><text:span text:style-name="T1">Gradient</text:span></text:p>
          <text:p text:style-name="P1"><text:span text:style-name="T1">Direction</text:span></text:p>
          <text:p text:style-name="P1"><text:span text:style-name="T1">Map</text:span></text:p>
        </draw:rect>
        <draw:line draw:style-name="gr3" draw:text-style-name="P1" draw:layer="layout" svg:x1="10.367cm" svg:y1="8.556cm" svg:x2="11.51cm" svg:y2="8.556cm">
          <text:p/>
        </draw:line>
        <draw:line draw:style-name="gr3" draw:text-style-name="P1" draw:layer="layout" svg:x1="15.765cm" svg:y1="8.556cm" svg:x2="16.908cm" svg:y2="8.556cm">
          <text:p/>
        </draw:line>
        <draw:line draw:style-name="gr3" draw:text-style-name="P1" draw:layer="layout" svg:x1="17.637cm" svg:y1="10.144cm" svg:x2="15.605cm" svg:y2="12.176cm">
          <text:p/>
        </draw:line>
        <draw:line draw:style-name="gr3" draw:text-style-name="P1" draw:layer="layout" svg:x1="5.191cm" svg:y1="10.271cm" svg:x2="6.112cm" svg:y2="8.556cm">
          <text:p/>
        </draw:line>
        <draw:rect draw:style-name="gr2" draw:text-style-name="P2" draw:layer="layout" svg:width="4.191cm" svg:height="2.794cm" svg:x="17.002cm" svg:y="7.223cm">
          <text:p text:style-name="P1"><text:span text:style-name="T1">Threshold</text:span></text:p>
        </draw:rect>
        <draw:rect draw:style-name="gr2" draw:text-style-name="P2" draw:layer="layout" svg:width="4.191cm" svg:height="2.794cm" svg:x="23.098cm" svg:y="10.017cm">
          <text:p text:style-name="P1"><text:span text:style-name="T1">Crest-line</text:span></text:p>
          <text:p text:style-name="P1"><text:span text:style-name="T1">Detection</text:span></text:p>
        </draw:rect>
        <draw:rect draw:style-name="gr2" draw:text-style-name="P2" draw:layer="layout" svg:width="4.191cm" svg:height="2.794cm" svg:x="11.414cm" svg:y="12.303cm">
          <text:p text:style-name="P1"><text:span text:style-name="T1">Extract</text:span></text:p>
          <text:p text:style-name="P1"><text:span text:style-name="T1">Contours</text:span></text:p>
        </draw:rect>
        <draw:rect draw:style-name="gr2" draw:text-style-name="P1" draw:layer="layout" svg:width="4.191cm" svg:height="2.794cm" svg:x="17.002cm" svg:y="12.303cm">
          <text:p text:style-name="P1">Filter</text:p>
          <text:p text:style-name="P1">By </text:p>
          <text:p text:style-name="P1">Gradients</text:p>
        </draw:rect>
        <draw:line draw:style-name="gr3" draw:text-style-name="P1" draw:layer="layout" svg:x1="21.32cm" svg:y1="13.7cm" svg:x2="22.971cm" svg:y2="12.049cm">
          <text:p/>
        </draw:line>
        <draw:rect draw:style-name="gr1" draw:text-style-name="P1" draw:layer="layout" svg:width="33.655cm" svg:height="8.636cm" svg:x="0.238cm" svg:y="17.891cm">
          <text:p/>
        </draw:rect>
        <draw:rect draw:style-name="gr2" draw:text-style-name="P2" draw:layer="layout" svg:width="4.191cm" svg:height="2.794cm" svg:x="1.127cm" svg:y="20.304cm">
          <text:p text:style-name="P1"><text:span text:style-name="T1">Image </text:span></text:p>
          <text:p text:style-name="P1"><text:span text:style-name="T1">Processing</text:span></text:p>
        </draw:rect>
        <draw:rect draw:style-name="gr2" draw:text-style-name="P2" draw:layer="layout" svg:width="4.191cm" svg:height="2.794cm" svg:x="6.398cm" svg:y="18.208cm">
          <text:p text:style-name="P1"><text:span text:style-name="T1">Dataset </text:span></text:p>
          <text:p text:style-name="P1"><text:span text:style-name="T1">Used</text:span></text:p>
          <text:p text:style-name="P1"><text:span text:style-name="T1">For Training</text:span></text:p>
        </draw:rect>
        <draw:rect draw:style-name="gr2" draw:text-style-name="P2" draw:layer="layout" svg:width="4.191cm" svg:height="7.557cm" svg:x="11.796cm" svg:y="18.208cm">
          <text:p text:style-name="P1"><text:span text:style-name="T1">Extract</text:span></text:p>
          <text:p text:style-name="P1"><text:span text:style-name="T1">Features</text:span></text:p>
          <text:p text:style-name="P1"><text:span text:style-name="T1"/></text:p>
          <text:p text:style-name="P1"><text:span text:style-name="T1">(SIFT)</text:span></text:p>
        </draw:rect>
        <draw:line draw:style-name="gr3" draw:text-style-name="P1" draw:layer="layout" svg:x1="10.621cm" svg:y1="19.605cm" svg:x2="11.764cm" svg:y2="19.605cm">
          <text:p/>
        </draw:line>
        <draw:line draw:style-name="gr3" draw:text-style-name="P1" draw:layer="layout" svg:x1="16.019cm" svg:y1="19.605cm" svg:x2="17.162cm" svg:y2="19.605cm">
          <text:p/>
        </draw:line>
        <draw:line draw:style-name="gr3" draw:text-style-name="P1" draw:layer="layout" svg:x1="5.445cm" svg:y1="21.32cm" svg:x2="6.366cm" svg:y2="19.605cm">
          <text:p/>
        </draw:line>
        <draw:rect draw:style-name="gr2" draw:text-style-name="P2" draw:layer="layout" svg:width="4.191cm" svg:height="2.794cm" svg:x="17.256cm" svg:y="18.272cm">
          <text:p text:style-name="P1"><text:span text:style-name="T1">Train Model</text:span></text:p>
        </draw:rect>
        <draw:rect draw:style-name="gr2" draw:text-style-name="P2" draw:layer="layout" svg:width="4.191cm" svg:height="2.794cm" svg:x="23.352cm" svg:y="20.431cm">
          <text:p text:style-name="P1"><text:span text:style-name="T1">Local </text:span></text:p>
          <text:p text:style-name="P1"><text:span text:style-name="T1">Maximum</text:span></text:p>
          <text:p text:style-name="P1"><text:span text:style-name="T1">Detection</text:span></text:p>
        </draw:rect>
        <draw:line draw:style-name="gr3" draw:text-style-name="P1" draw:layer="layout" svg:x1="21.447cm" svg:y1="24.241cm" svg:x2="23.098cm" svg:y2="22.59cm">
          <text:p/>
        </draw:line>
        <draw:rect draw:style-name="gr2" draw:text-style-name="P1" draw:layer="layout" svg:width="4.191cm" svg:height="2.794cm" svg:x="17.256cm" svg:y="22.971cm">
          <text:p text:style-name="P1">Generate</text:p>
          <text:p text:style-name="P1">Response</text:p>
          <text:p text:style-name="P1">Map</text:p>
        </draw:rect>
        <draw:line draw:style-name="gr3" draw:text-style-name="P1" draw:layer="layout" svg:x1="15.986cm" svg:y1="24.368cm" svg:x2="17.129cm" svg:y2="24.368cm">
          <text:p/>
        </draw:line>
        <draw:line draw:style-name="gr3" draw:text-style-name="P1" draw:layer="layout" svg:x1="19.161cm" svg:y1="21.193cm" svg:x2="19.161cm" svg:y2="22.971cm">
          <text:p/>
        </draw:line>
        <draw:line draw:style-name="gr3" draw:text-style-name="P1" draw:layer="layout" svg:x1="5.445cm" svg:y1="22.209cm" svg:x2="6.334cm" svg:y2="23.606cm">
          <text:p/>
        </draw:line>
        <draw:rect draw:style-name="gr2" draw:text-style-name="P2" draw:layer="layout" svg:width="4.191cm" svg:height="2.794cm" svg:x="6.334cm" svg:y="22.971cm">
          <text:p text:style-name="P1"><text:span text:style-name="T1">Test</text:span></text:p>
          <text:p text:style-name="P1"><text:span text:style-name="T1">Images</text:span></text:p>
        </draw:rect>
        <draw:line draw:style-name="gr3" draw:text-style-name="P1" draw:layer="layout" svg:x1="10.525cm" svg:y1="24.368cm" svg:x2="11.668cm" svg:y2="24.368cm">
          <text:p/>
        </draw:line>
        <draw:rect draw:style-name="gr2" draw:text-style-name="P2" draw:layer="layout" svg:width="4.191cm" svg:height="2.794cm" svg:x="28.813cm" svg:y="20.431cm">
          <text:p text:style-name="P1"><text:span text:style-name="T1">Crest-line</text:span></text:p>
          <text:p text:style-name="P1"><text:span text:style-name="T1">Detection</text:span></text:p>
        </draw:rect>
        <draw:line draw:style-name="gr3" draw:text-style-name="P1" draw:layer="layout" svg:x1="27.543cm" svg:y1="21.828cm" svg:x2="28.686cm" svg:y2="21.828cm">
          <text:p/>
        </draw:line>
      </draw:page>
      <draw:page draw:name="page3" draw:style-name="dp1" draw:master-page-name="Default">
        <draw:rect draw:style-name="gr1" draw:text-style-name="P1" draw:layer="layout" svg:width="28.178cm" svg:height="13.843cm" svg:x="-0.127cm" svg:y="0.238cm">
          <text:p/>
        </draw:rect>
        <draw:rect draw:style-name="gr2" draw:text-style-name="P2" draw:layer="layout" svg:width="4.191cm" svg:height="2.794cm" svg:x="0.746cm" svg:y="0.841cm">
          <text:p text:style-name="P2"><text:span text:style-name="T1">Image </text:span></text:p>
          <text:p text:style-name="P2"><text:span text:style-name="T1">Processing</text:span></text:p>
        </draw:rect>
        <draw:rect draw:style-name="gr2" draw:text-style-name="P2" draw:layer="layout" svg:width="4.191cm" svg:height="2.794cm" svg:x="6.08cm" svg:y="0.81cm">
          <text:p text:style-name="P2"><text:span text:style-name="T1">Dataset </text:span></text:p>
          <text:p text:style-name="P2"><text:span text:style-name="T1">Used</text:span></text:p>
          <text:p text:style-name="P2"><text:span text:style-name="T1">For Training</text:span></text:p>
        </draw:rect>
        <draw:rect draw:style-name="gr2" draw:text-style-name="P2" draw:layer="layout" svg:width="4.191cm" svg:height="7.557cm" svg:x="11.541cm" svg:y="0.746cm">
          <text:p text:style-name="P2"><text:span text:style-name="T1">Extract</text:span></text:p>
          <text:p text:style-name="P2"><text:span text:style-name="T1">Features</text:span></text:p>
          <text:p text:style-name="P2"><text:span text:style-name="T1"/></text:p>
          <text:p text:style-name="P2"><text:span text:style-name="T1">(SIFT)</text:span></text:p>
        </draw:rect>
        <draw:line draw:style-name="gr3" draw:text-style-name="P1" draw:layer="layout" svg:x1="10.383cm" svg:y1="2.238cm" svg:x2="11.526cm" svg:y2="2.238cm">
          <text:p/>
        </draw:line>
        <draw:line draw:style-name="gr3" draw:text-style-name="P1" draw:layer="layout" svg:x1="15.781cm" svg:y1="2.238cm" svg:x2="17.129cm" svg:y2="2.27cm">
          <text:p/>
        </draw:line>
        <draw:line draw:style-name="gr3" draw:text-style-name="P1" draw:layer="layout" svg:x1="4.937cm" svg:y1="2.238cm" svg:x2="6.207cm" svg:y2="2.238cm">
          <text:p/>
        </draw:line>
        <draw:rect draw:style-name="gr2" draw:text-style-name="P2" draw:layer="layout" svg:width="4.191cm" svg:height="2.794cm" svg:x="17.137cm" svg:y="0.841cm">
          <text:p text:style-name="P2"><text:span text:style-name="T1">Train Model</text:span></text:p>
        </draw:rect>
        <draw:rect draw:style-name="gr2" draw:text-style-name="P2" draw:layer="layout" svg:width="4.191cm" svg:height="2.794cm" svg:x="0.746cm" svg:y="5.445cm">
          <text:p text:style-name="P2"><text:span text:style-name="T1">Compute</text:span></text:p>
          <text:p text:style-name="P2"><text:span text:style-name="T1">Dominant</text:span></text:p>
          <text:p text:style-name="P2"><text:span text:style-name="T1">Orientation</text:span></text:p>
        </draw:rect>
        <draw:line draw:style-name="gr3" draw:text-style-name="P1" draw:layer="layout" svg:x1="19.288cm" svg:y1="8.366cm" svg:x2="19.288cm" svg:y2="10.017cm">
          <text:p/>
        </draw:line>
        <draw:rect draw:style-name="gr2" draw:text-style-name="P2" draw:layer="layout" svg:width="4.191cm" svg:height="2.794cm" svg:x="17.137cm" svg:y="5.445cm">
          <text:p text:style-name="P2">Generate</text:p>
          <text:p text:style-name="P2">Response</text:p>
          <text:p text:style-name="P2">Map</text:p>
        </draw:rect>
        <draw:line draw:style-name="gr3" draw:text-style-name="P1" draw:layer="layout" svg:x1="15.748cm" svg:y1="6.842cm" svg:x2="17.129cm" svg:y2="6.842cm">
          <text:p/>
        </draw:line>
        <draw:line draw:style-name="gr3" draw:text-style-name="P1" draw:layer="layout" svg:x1="19.288cm" svg:y1="3.667cm" svg:x2="19.288cm" svg:y2="5.445cm">
          <text:p/>
        </draw:line>
        <draw:line draw:style-name="gr3" draw:text-style-name="P1" draw:layer="layout" svg:x1="4.937cm" svg:y1="3.667cm" svg:x2="5.826cm" svg:y2="5.064cm">
          <text:p/>
        </draw:line>
        <draw:rect draw:style-name="gr2" draw:text-style-name="P2" draw:layer="layout" svg:width="4.191cm" svg:height="2.794cm" svg:x="6.08cm" svg:y="5.414cm">
          <text:p text:style-name="P2"><text:span text:style-name="T1">Test</text:span></text:p>
          <text:p text:style-name="P2"><text:span text:style-name="T1">Images</text:span></text:p>
        </draw:rect>
        <draw:line draw:style-name="gr3" draw:text-style-name="P1" draw:layer="layout" svg:x1="10.287cm" svg:y1="6.842cm" svg:x2="11.541cm" svg:y2="6.842cm">
          <text:p/>
        </draw:line>
        <draw:rect draw:style-name="gr2" draw:text-style-name="P2" draw:layer="layout" svg:width="4.191cm" svg:height="2.794cm" svg:x="23.479cm" svg:y="5.445cm">
          <text:p text:style-name="P2"><text:span text:style-name="T1">Crest-line</text:span></text:p>
          <text:p text:style-name="P2"><text:span text:style-name="T1">Detection</text:span></text:p>
        </draw:rect>
        <draw:line draw:style-name="gr3" draw:text-style-name="P1" draw:layer="layout" svg:x1="2.905cm" svg:y1="8.239cm" svg:x2="2.897cm" svg:y2="9.89cm">
          <text:p/>
        </draw:line>
        <draw:rect draw:style-name="gr2" draw:text-style-name="P2" draw:layer="layout" svg:width="4.191cm" svg:height="2.794cm" svg:x="0.865cm" svg:y="9.921cm">
          <text:p text:style-name="P1"><text:span text:style-name="T1">Gradient</text:span></text:p>
          <text:p text:style-name="P1"><text:span text:style-name="T1">Direction</text:span></text:p>
          <text:p text:style-name="P1"><text:span text:style-name="T1">Map</text:span></text:p>
        </draw:rect>
        <draw:rect draw:style-name="gr2" draw:text-style-name="P2" draw:layer="layout" svg:width="4.191cm" svg:height="2.794cm" svg:x="11.541cm" svg:y="9.858cm">
          <text:p text:style-name="P1"><text:span text:style-name="T1">Extract</text:span></text:p>
          <text:p text:style-name="P1"><text:span text:style-name="T1">Contours</text:span></text:p>
        </draw:rect>
        <draw:rect draw:style-name="gr2" draw:text-style-name="P2" draw:layer="layout" svg:width="4.191cm" svg:height="2.794cm" svg:x="6.08cm" svg:y="9.89cm">
          <text:p text:style-name="P1"><text:span text:style-name="T1">Threshold</text:span></text:p>
          <text:p text:style-name="P1"><text:span text:style-name="T1">(D</text:span><text:span text:style-name="T2">ij</text:span><text:span text:style-name="T1"> &gt; 0)</text:span></text:p>
        </draw:rect>
        <draw:rect draw:style-name="gr2" draw:text-style-name="P2" draw:layer="layout" svg:width="4.191cm" svg:height="2.794cm" svg:x="17.137cm" svg:y="9.921cm">
          <text:p text:style-name="P2"><text:span text:style-name="T1">Filter By</text:span></text:p>
          <text:p text:style-name="P2"><text:span text:style-name="T1">Response</text:span></text:p>
        </draw:rect>
        <draw:line draw:style-name="gr3" draw:text-style-name="P1" draw:layer="layout" svg:x1="2.941cm" svg:y1="3.774cm" svg:x2="2.941cm" svg:y2="5.425cm">
          <text:p/>
        </draw:line>
        <draw:line draw:style-name="gr3" draw:text-style-name="P1" draw:layer="layout" svg:x1="5.064cm" svg:y1="11.287cm" svg:x2="6.08cm" svg:y2="11.287cm">
          <text:p/>
        </draw:line>
        <draw:line draw:style-name="gr3" draw:text-style-name="P1" draw:layer="layout" svg:x1="10.271cm" svg:y1="11.16cm" svg:x2="11.541cm" svg:y2="11.16cm">
          <text:p/>
        </draw:line>
        <draw:line draw:style-name="gr3" draw:text-style-name="P1" draw:layer="layout" svg:x1="15.732cm" svg:y1="11.287cm" svg:x2="17.129cm" svg:y2="11.287cm">
          <text:p/>
        </draw:line>
        <draw:line draw:style-name="gr3" draw:text-style-name="P1" draw:layer="layout" svg:x1="21.447cm" svg:y1="11.16cm" svg:x2="23.479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eblanc</meta:initial-creator>
    <meta:creation-date>2017-01-28T16:48:25.27</meta:creation-date>
    <dc:date>2017-02-20T23:38:43.58</dc:date>
    <dc:creator>David Leblanc</dc:creator>
    <meta:editing-duration>P1DT4H19M7S</meta:editing-duration>
    <meta:editing-cycles>11</meta:editing-cycles>
    <meta:generator>OpenOffice/4.1.1$Win32 OpenOffice.org_project/411m6$Build-9775</meta:generator>
    <meta:document-statistic meta:object-count="121"/>
  </office:meta>
</office:document-meta>
</file>